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61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bitmap" draw:fill-image-name="a6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bitmap" draw:fill-image-name="a7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bitmap" draw:fill-image-name="a6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bitmap" draw:fill-image-name="a7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1">
      <style:drawing-page-properties draw:fill="bitmap" draw:fill-image-name="a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bitmap" draw:fill-image-name="a8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bitmap" draw:fill-image-name="a6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bitmap" draw:fill-image-name="a7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bitmap" draw:fill-image-name="a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1667in" style:font-size-asian="0.41667in" style:font-size-complex="0.41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0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95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0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3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2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9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0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3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2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3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7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29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7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7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1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3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3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5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5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3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5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1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4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32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4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6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4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6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8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49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6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4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4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2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1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4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9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0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9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0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9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0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4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809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25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7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4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2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7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64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</office:automatic-styles>
  <office:body>
    <office:presentation>
      <draw:page draw:name="page1" draw:style-name="a595" draw:master-page-name="Master1-Layout7-blank-Blank" presentation:presentation-page-layout-name="Master1-PPL7" draw:id="Slide-256">
        <draw:frame draw:id="id73" presentation:style-name="a598" draw:name="Title 1" svg:x="0.5122in" svg:y="0in" svg:width="9.92087in" svg:height="1.38031in" presentation:class="title" presentation:placeholder="false">
          <draw:text-box>
            <text:p text:style-name="a597" text:class-names="" text:cond-style-name=""><text:span text:style-name="a596" text:class-names="">PV243 Team project</text:span></text:p>
          </draw:text-box>
          <svg:title/>
          <svg:desc/>
        </draw:frame>
        <draw:frame draw:id="id74" presentation:style-name="a603" draw:name="Subtitle 2" svg:x="0.55118in" svg:y="1.93465in" svg:width="9.92087in" svg:height="5.4563in" presentation:class="subtitle" presentation:placeholder="false">
          <draw:text-box>
            <text:p text:style-name="a600" text:class-names="" text:cond-style-name=""><text:span text:style-name="a599" text:class-names="">Music Library</text:span></text:p>
            <text:p text:style-name="a602" text:class-names="" text:cond-style-name=""><text:span text:style-name="a601" text:class-names=""/></text:p>
          </draw:text-box>
          <svg:title/>
          <svg:desc/>
        </draw:frame>
        <presentation:notes draw:style-name="a609">
          <draw:frame draw:id="id75" draw:style-name="a606" draw:name="Slide Number Placeholder 6" svg:x="4.67992in" svg:y="11.10827in" svg:width="3.5874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607" draw:name="Slide Image Placeholder 1">
            <svg:title/>
            <svg:desc/>
          </draw:page-thumbnail>
          <draw:frame draw:id="id77" presentation:style-name="a6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11" draw:master-page-name="Master1-Layout2-obj-Title-and-Content" presentation:presentation-page-layout-name="Master1-PPL2" draw:id="Slide-265">
        <draw:frame draw:id="id78" presentation:style-name="a615" draw:name="Title 6" svg:x="0.5122in" svg:y="0in" svg:width="9.92087in" svg:height="1.38031in" presentation:class="title" presentation:placeholder="false">
          <draw:text-box>
            <text:p text:style-name="a614" text:class-names="" text:cond-style-name=""><text:span text:style-name="a612" text:class-names="">Music library</text:span><text:span text:style-name="a613" text:class-names=""/></text:p>
          </draw:text-box>
          <svg:title/>
          <svg:desc/>
        </draw:frame>
        <draw:frame draw:id="id79" presentation:style-name="a633" draw:name="Content Placeholder 7" svg:x="0.55118in" svg:y="1.93465in" svg:width="9.92087in" svg:height="5.4563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Web application with possibilities of creation own playlist and making recommendation of songs for other users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Songs might be searched by album, artist, genre or combination of listed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2" text:class-names="">Songs in playlist are played by embedded<text:s text:c="1"/></text:span><text:span text:style-name="a623" text:class-names="">youtube</text:span><text:span text:style-name="a624" text:class-names=""><text:s text:c="1"/>video.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Admin can manage and create new artists, albums and songs in application.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page2" draw:style-name="a635" draw:master-page-name="Master1-Layout7-blank-Blank" presentation:presentation-page-layout-name="Master1-PPL7" draw:id="Slide-257">
        <draw:frame draw:id="id80" presentation:style-name="a638" draw:name="Title 1" svg:x="0.5122in" svg:y="0in" svg:width="9.92087in" svg:height="1.38031in" presentation:class="title" presentation:placeholder="false">
          <draw:text-box>
            <text:p text:style-name="a637" text:class-names="" text:cond-style-name=""><text:span text:style-name="a636" text:class-names="">O projektu a technologiích</text:span></text:p>
          </draw:text-box>
          <svg:title/>
          <svg:desc/>
        </draw:frame>
        <draw:frame draw:id="id81" presentation:style-name="a657" draw:name="Text Placeholder 2" svg:x="0.55118in" svg:y="1.93465in" svg:width="9.92087in" svg:height="5.4563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Wildfly 10.1.Final application server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HTTP loadbalancing using Mod-Cluster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WildFly maven plugin for simple usage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Batching - obtain detailed artist biography from publicly available REST endpoints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Rest API - all functionality is available via REST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Rest client - call public REST API to get data from other applications</text:span></text:p>
              </text:list-item>
            </text:list>
          </draw:text-box>
          <svg:title/>
          <svg:desc/>
        </draw:frame>
        <presentation:notes draw:style-name="a663">
          <draw:frame draw:id="id82" draw:style-name="a660" draw:name="Slide Number Placeholder 6" svg:x="4.67992in" svg:y="11.10827in" svg:width="3.5874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3" presentation:style-name="a661" draw:name="Slide Image Placeholder 1">
            <svg:title/>
            <svg:desc/>
          </draw:page-thumbnail>
          <draw:frame draw:id="id84" presentation:style-name="a6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5" draw:master-page-name="Master1-Layout7-blank-Blank" presentation:presentation-page-layout-name="Master1-PPL7" draw:id="Slide-258">
        <draw:frame draw:id="id85" presentation:style-name="a668" draw:name="Title 1" svg:x="0.5122in" svg:y="0in" svg:width="9.92087in" svg:height="1.38031in" presentation:class="title" presentation:placeholder="false">
          <draw:text-box>
            <text:p text:style-name="a667" text:class-names="" text:cond-style-name=""><text:span text:style-name="a666" text:class-names="">O projektu a technologiích</text:span></text:p>
          </draw:text-box>
          <svg:title/>
          <svg:desc/>
        </draw:frame>
        <draw:frame draw:id="id86" presentation:style-name="a681" draw:name="Text Placeholder 2" svg:x="0.55118in" svg:y="1.93465in" svg:width="9.92087in" svg:height="5.4563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WebSocket - recommend a song and get the latest recommendations from othres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Infinispan - cache for storing active WebSocket sessions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JMS - message driven beans doing asynchronous work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Angular - modern front end</text:span></text:p>
              </text:list-item>
            </text:list>
          </draw:text-box>
          <svg:title/>
          <svg:desc/>
        </draw:frame>
        <presentation:notes draw:style-name="a687">
          <draw:frame draw:id="id87" draw:style-name="a684" draw:name="Slide Number Placeholder 6" svg:x="4.67992in" svg:y="11.10827in" svg:width="3.5874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88" presentation:style-name="a685" draw:name="Slide Image Placeholder 1">
            <svg:title/>
            <svg:desc/>
          </draw:page-thumbnail>
          <draw:frame draw:id="id89" presentation:style-name="a6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89" draw:master-page-name="Master1-Layout7-blank-Blank" presentation:presentation-page-layout-name="Master1-PPL7" draw:id="Slide-259">
        <draw:frame draw:id="id90" presentation:style-name="a692" draw:name="Title 1" svg:x="0.5122in" svg:y="0in" svg:width="9.92087in" svg:height="1.38031in" presentation:class="title" presentation:placeholder="false">
          <draw:text-box>
            <text:p text:style-name="a691" text:class-names="" text:cond-style-name=""><text:span text:style-name="a690" text:class-names="">O projektu a technologiích</text:span></text:p>
          </draw:text-box>
          <svg:title/>
          <svg:desc/>
        </draw:frame>
        <draw:frame draw:id="id91" presentation:style-name="a711" draw:name="Text Placeholder 2" svg:x="0.55118in" svg:y="1.93465in" svg:width="9.92087in" svg:height="5.4563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Bean Validation - ensure defined constrains holds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JPA - persistence layer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Hibernate Search and Apache Lucene - advanced fuzzy queries and indexation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Logging - JBoss enterprise logging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Security - JAAS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Arquillian - automated testing</text:span></text:p>
              </text:list-item>
            </text:list>
          </draw:text-box>
          <svg:title/>
          <svg:desc/>
        </draw:frame>
        <presentation:notes draw:style-name="a717">
          <draw:frame draw:id="id92" draw:style-name="a714" draw:name="Slide Number Placeholder 6" svg:x="4.67992in" svg:y="11.10827in" svg:width="3.5874in" svg:height="0.58425in">
            <draw:text-box>
              <text:p text:style-name="a713" text:class-names="" text:cond-style-name=""><text:span text:style-name="a71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3" presentation:style-name="a715" draw:name="Slide Image Placeholder 1">
            <svg:title/>
            <svg:desc/>
          </draw:page-thumbnail>
          <draw:frame draw:id="id94" presentation:style-name="a7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9" draw:master-page-name="Master1-Layout7-blank-Blank" presentation:presentation-page-layout-name="Master1-PPL7" draw:id="Slide-260">
        <draw:frame draw:id="id95" presentation:style-name="a722" draw:name="Title 1" svg:x="0.5122in" svg:y="0in" svg:width="9.92087in" svg:height="1.38031in" presentation:class="title" presentation:placeholder="false">
          <draw:text-box>
            <text:p text:style-name="a721" text:class-names="" text:cond-style-name=""><text:span text:style-name="a720" text:class-names="">Člen týmu Lenka Heldová</text:span></text:p>
          </draw:text-box>
          <svg:title/>
          <svg:desc/>
        </draw:frame>
        <draw:frame draw:id="id96" presentation:style-name="a747" draw:name="Text Placeholder 2" svg:x="0.55118in" svg:y="1.93465in" svg:width="9.92087in" svg:height="5.47441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REST endpoints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Security – frontend + backend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Angular frontend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Gulp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Image upload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Embedded video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”My Library” use case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https://github.com/xstefank/pv243-music-library/commits?author=lenkahe</text:span></text:p>
              </text:list-item>
            </text:list>
          </draw:text-box>
          <svg:title/>
          <svg:desc/>
        </draw:frame>
        <presentation:notes draw:style-name="a753">
          <draw:frame draw:id="id97" draw:style-name="a750" draw:name="Slide Number Placeholder 6" svg:x="4.67992in" svg:y="11.10827in" svg:width="3.5874in" svg:height="0.58425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98" presentation:style-name="a751" draw:name="Slide Image Placeholder 1">
            <svg:title/>
            <svg:desc/>
          </draw:page-thumbnail>
          <draw:frame draw:id="id99" presentation:style-name="a7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55" draw:master-page-name="Master1-Layout7-blank-Blank" presentation:presentation-page-layout-name="Master1-PPL7" draw:id="Slide-261">
        <draw:frame draw:id="id100" presentation:style-name="a758" draw:name="Title 1" svg:x="0.5122in" svg:y="0in" svg:width="9.92087in" svg:height="1.38031in" presentation:class="title" presentation:placeholder="false">
          <draw:text-box>
            <text:p text:style-name="a757" text:class-names="" text:cond-style-name=""><text:span text:style-name="a756" text:class-names="">Člen týmu Ondrej Oravčok</text:span></text:p>
          </draw:text-box>
          <svg:title/>
          <svg:desc/>
        </draw:frame>
        <draw:frame draw:id="id101" presentation:style-name="a777" draw:name="Text Placeholder 2" svg:x="0.55118in" svg:y="1.93465in" svg:width="9.92087in" svg:height="5.47441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Angular JS fronend config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Websocket JavaScript client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Batching – query Last.FM to get data about musicians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REST endpoints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Frontend styling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https://github.com/xstefank/pv243-music-library/commits?author=piskula</text:span></text:p>
              </text:list-item>
            </text:list>
          </draw:text-box>
          <svg:title/>
          <svg:desc/>
        </draw:frame>
        <presentation:notes draw:style-name="a783">
          <draw:frame draw:id="id102" draw:style-name="a780" draw:name="Slide Number Placeholder 6" svg:x="4.67992in" svg:y="11.10827in" svg:width="3.5874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3" presentation:style-name="a781" draw:name="Slide Image Placeholder 1">
            <svg:title/>
            <svg:desc/>
          </draw:page-thumbnail>
          <draw:frame draw:id="id104" presentation:style-name="a7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5" draw:master-page-name="Master1-Layout7-blank-Blank" presentation:presentation-page-layout-name="Master1-PPL7" draw:id="Slide-262">
        <draw:frame draw:id="id105" presentation:style-name="a788" draw:name="Title 1" svg:x="0.5122in" svg:y="0in" svg:width="9.92087in" svg:height="1.38031in" presentation:class="title" presentation:placeholder="false">
          <draw:text-box>
            <text:p text:style-name="a787" text:class-names="" text:cond-style-name=""><text:span text:style-name="a786" text:class-names="">Člen týmu Martin Styk</text:span></text:p>
          </draw:text-box>
          <svg:title/>
          <svg:desc/>
        </draw:frame>
        <draw:frame draw:id="id106" presentation:style-name="a814" draw:name="Text Placeholder 2" svg:x="0.55118in" svg:y="1.93465in" svg:width="9.92087in" svg:height="5.87283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JPA + Bean Validation - <text:s text:c="1"/>@PastDate to validate LocalDate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Hibernate Search + Apache Lucene – fuzzy queries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JMS – JMS producer and Message Driven Beans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Websockets – song recommendation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Infinispan – cache for storing WS sessions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Jax RS client – Last.FM – download album art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Service and persistence layer</text:span></text:p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<text:a xlink:href="https://github.com/xstefank/pv243-music-library/commits?author=Martin" text:style-name="" text:visited-style-name="">https://github.com/xstefank/pv243-music-library/commits?author=Martin</text:a></text:span><text:span text:style-name="a811" text:class-names="">Styk</text:span></text:p>
              </text:list-item>
            </text:list>
          </draw:text-box>
          <svg:title/>
          <svg:desc/>
        </draw:frame>
        <presentation:notes draw:style-name="a820">
          <draw:frame draw:id="id107" draw:style-name="a817" draw:name="Slide Number Placeholder 6" svg:x="4.67992in" svg:y="11.10827in" svg:width="3.5874in" svg:height="0.58425in">
            <draw:text-box>
              <text:p text:style-name="a816" text:class-names="" text:cond-style-name=""><text:span text:style-name="a81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08" presentation:style-name="a818" draw:name="Slide Image Placeholder 1">
            <svg:title/>
            <svg:desc/>
          </draw:page-thumbnail>
          <draw:frame draw:id="id109" presentation:style-name="a8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22" draw:master-page-name="Master1-Layout7-blank-Blank" presentation:presentation-page-layout-name="Master1-PPL7" draw:id="Slide-263">
        <draw:frame draw:id="id110" presentation:style-name="a825" draw:name="Title 1" svg:x="0.5122in" svg:y="0in" svg:width="9.92087in" svg:height="1.38031in" presentation:class="title" presentation:placeholder="false">
          <draw:text-box>
            <text:p text:style-name="a824" text:class-names="" text:cond-style-name=""><text:span text:style-name="a823" text:class-names="">Člen týmu Martin Štefanko</text:span></text:p>
          </draw:text-box>
          <svg:title/>
          <svg:desc/>
        </draw:frame>
        <draw:frame draw:id="id111" presentation:style-name="a850" draw:name="Text Placeholder 2" svg:x="0.55118in" svg:y="1.93465in" svg:width="9.92087in" svg:height="5.47441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Clustering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Mod_Cluster based loadbalancing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Arquillian tests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Logging, I18n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Service and persistence layer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CLI configuration scripts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POM management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https://github.com/xstefank/pv243-music-library/commits?author=xstefank</text:span></text:p>
              </text:list-item>
            </text:list>
          </draw:text-box>
          <svg:title/>
          <svg:desc/>
        </draw:frame>
        <presentation:notes draw:style-name="a856">
          <draw:frame draw:id="id112" draw:style-name="a853" draw:name="Slide Number Placeholder 6" svg:x="4.67992in" svg:y="11.10827in" svg:width="3.5874in" svg:height="0.58425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3" presentation:style-name="a854" draw:name="Slide Image Placeholder 1">
            <svg:title/>
            <svg:desc/>
          </draw:page-thumbnail>
          <draw:frame draw:id="id114" presentation:style-name="a8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58" draw:master-page-name="Master1-Layout7-blank-Blank" presentation:presentation-page-layout-name="Master1-PPL7" draw:id="Slide-264">
        <draw:frame draw:id="id115" presentation:style-name="a861" draw:name="Title 1" svg:x="0.5122in" svg:y="0in" svg:width="9.92087in" svg:height="1.38031in" presentation:class="title" presentation:placeholder="false">
          <draw:text-box>
            <text:p text:style-name="a860" text:class-names="" text:cond-style-name=""><text:span text:style-name="a859" text:class-names="">Demo!</text:span></text:p>
          </draw:text-box>
          <svg:title/>
          <svg:desc/>
        </draw:frame>
        <draw:frame draw:id="id116" presentation:style-name="a864" draw:name="Subtitle 2" svg:x="0.55118in" svg:y="1.93465in" svg:width="9.92087in" svg:height="5.4563in" presentation:class="subtitle" presentation:placeholder="false">
          <draw:text-box>
            <text:p text:style-name="a863" text:class-names="" text:cond-style-name=""><text:span text:style-name="a862" text:class-names="">DEMO !</text:span></text:p>
          </draw:text-box>
          <svg:title/>
          <svg:desc/>
        </draw:frame>
        <presentation:notes draw:style-name="a870">
          <draw:frame draw:id="id117" draw:style-name="a867" draw:name="Slide Number Placeholder 6" svg:x="4.67992in" svg:y="11.10827in" svg:width="3.5874in" svg:height="0.58425in">
            <draw:text-box>
              <text:p text:style-name="a866" text:class-names="" text:cond-style-name=""><text:span text:style-name="a86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18" presentation:style-name="a868" draw:name="Slide Image Placeholder 1">
            <svg:title/>
            <svg:desc/>
          </draw:page-thumbnail>
          <draw:frame draw:id="id119" presentation:style-name="a8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122in" svg:y="0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122in" svg:y="0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122in" svg:y="0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122in" svg:y="0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8264in" svg:y="0in" svg:width="2.48958in" svg:height="7.39063in"/>
      <presentation:placeholder presentation:object="outline" svg:x="0.51215in" svg:y="0in" svg:width="7.30382in" svg:height="7.39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18" xlink:href="media/image1.png" xlink:show="embed" xlink:actuate="onLoad"/>
    <draw:fill-image draw:name="a688" xlink:href="media/image1.png" xlink:show="embed" xlink:actuate="onLoad"/>
    <draw:fill-image draw:name="a387" xlink:href="media/image1.png" xlink:show="embed" xlink:actuate="onLoad"/>
    <draw:fill-image draw:name="a634" xlink:href="media/image1.png" xlink:show="embed" xlink:actuate="onLoad"/>
    <draw:fill-image draw:name="a441" xlink:href="media/image1.png" xlink:show="embed" xlink:actuate="onLoad"/>
    <draw:fill-image draw:name="a481" xlink:href="media/image1.png" xlink:show="embed" xlink:actuate="onLoad"/>
    <draw:fill-image draw:name="a250" xlink:href="media/image1.png" xlink:show="embed" xlink:actuate="onLoad"/>
    <draw:fill-image draw:name="a784" xlink:href="media/image1.png" xlink:show="embed" xlink:actuate="onLoad"/>
    <draw:fill-image draw:name="a146" xlink:href="media/image1.png" xlink:show="embed" xlink:actuate="onLoad"/>
    <draw:fill-image draw:name="a183" xlink:href="media/image1.png" xlink:show="embed" xlink:actuate="onLoad"/>
    <draw:fill-image draw:name="a857" xlink:href="media/image1.png" xlink:show="embed" xlink:actuate="onLoad"/>
    <draw:fill-image draw:name="a325" xlink:href="media/image1.png" xlink:show="embed" xlink:actuate="onLoad"/>
    <draw:fill-image draw:name="a594" xlink:href="media/image1.png" xlink:show="embed" xlink:actuate="onLoad"/>
    <draw:fill-image draw:name="a664" xlink:href="media/image1.png" xlink:show="embed" xlink:actuate="onLoad"/>
    <draw:fill-image draw:name="a610" xlink:href="media/image1.png" xlink:show="embed" xlink:actuate="onLoad"/>
    <draw:fill-image draw:name="a0" xlink:href="media/image1.png" xlink:show="embed" xlink:actuate="onLoad"/>
    <draw:fill-image draw:name="a96" xlink:href="media/image1.png" xlink:show="embed" xlink:actuate="onLoad"/>
    <draw:fill-image draw:name="a59" xlink:href="media/image1.png" xlink:show="embed" xlink:actuate="onLoad"/>
    <draw:fill-image draw:name="a531" xlink:href="media/image1.png" xlink:show="embed" xlink:actuate="onLoad"/>
    <draw:fill-image draw:name="a358" xlink:href="media/image1.png" xlink:show="embed" xlink:actuate="onLoad"/>
    <draw:fill-image draw:name="a821" xlink:href="media/image1.png" xlink:show="embed" xlink:actuate="onLoad"/>
    <draw:fill-image draw:name="a754" xlink:href="media/image1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draw:fill="none" draw:stroke="none"/>
    </style:style>
    <style:style style:family="paragraph" style:name="a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bitmap" draw:fill-image-name="a5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bitmap" draw:fill-image-name="a3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bitmap" draw:fill-image-name="a4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draw:fill="none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draw:fill="none" draw:stroke="non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draw:fill="none" draw:stroke="non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bitmap" draw:fill-image-name="a3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bitmap" draw:fill-image-name="a2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bitmap" draw:fill-image-name="a4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draw:fill="none" draw:stroke="non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bitmap" draw:fill-image-name="a3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">
      <style:drawing-page-properties draw:fill="bitmap" draw:fill-image-name="a1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bitmap" draw:fill-image-name="a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draw:fill="none" draw:stroke="none"/>
    </style:style>
    <style:style style:family="paragraph" style:name="a4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3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75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9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0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489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542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9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545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0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54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9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0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0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8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502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495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8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1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49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89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1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552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1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62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2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65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40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5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395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6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404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10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39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113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408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539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92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96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  <text:list-style style:name="a221">
      <text:list-level-style-bullet text:level="1" text:bullet-char="">
        <style:list-level-properties text:space-before="0in"/>
        <style:text-properties fo:color="#ff6309" fo:font-family="StarSymbol" fo:font-size="45%"/>
      </text:list-level-style-bullet>
      <text:list-level-style-bullet text:level="2" text:bullet-char="">
        <style:list-level-properties text:space-before="0in"/>
        <style:text-properties fo:color="#ff6309" fo:font-family="StarSymbol" fo:font-size="45%"/>
      </text:list-level-style-bullet>
      <text:list-level-style-bullet text:level="3" text:bullet-char="">
        <style:list-level-properties text:space-before="0in"/>
        <style:text-properties fo:color="#ff6309" fo:font-family="StarSymbol" fo:font-size="45%"/>
      </text:list-level-style-bullet>
      <text:list-level-style-bullet text:level="4" text:bullet-char="">
        <style:list-level-properties text:space-before="0in"/>
        <style:text-properties fo:color="#ff6309" fo:font-family="StarSymbol" fo:font-size="45%"/>
      </text:list-level-style-bullet>
      <text:list-level-style-bullet text:level="5" text:bullet-char="">
        <style:list-level-properties text:space-before="0in"/>
        <style:text-properties fo:color="#ff6309" fo:font-family="StarSymbol" fo:font-size="45%"/>
      </text:list-level-style-bullet>
      <text:list-level-style-bullet text:level="6" text:bullet-char="">
        <style:list-level-properties text:space-before="0in"/>
        <style:text-properties fo:color="#ff6309" fo:font-family="StarSymbol" fo:font-size="45%"/>
      </text:list-level-style-bullet>
      <text:list-level-style-bullet text:level="7" text:bullet-char="">
        <style:list-level-properties text:space-before="0in"/>
        <style:text-properties fo:color="#ff6309" fo:font-family="StarSymbol" fo:font-size="45%"/>
      </text:list-level-style-bullet>
      <text:list-level-style-bullet text:level="8" text:bullet-char="">
        <style:list-level-properties text:space-before="0in"/>
        <style:text-properties fo:color="#ff6309" fo:font-family="StarSymbol" fo:font-size="45%"/>
      </text:list-level-style-bullet>
      <text:list-level-style-bullet text:level="9" text:bullet-char="">
        <style:list-level-properties text:space-before="0in"/>
        <style:text-properties fo:color="#ff6309"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Glossy" style:page-layout-name="pageLayout1" draw:style-name="a1">
      <draw:frame draw:id="id0" presentation:style-name="a4" draw:name="Title Placeholder 1" svg:x="0.5122in" svg:y="0in" svg:width="9.92087in" svg:height="1.38031in" presentation:class="title" presentation:placeholder="false">
        <draw:text-box>
          <text:p text:style-name="a3" text:class-names="" text:cond-style-name=""><text:span text:style-name="a2" text:class-names="">Muokkaa otsikon tekstimuotoa napsauttamalla</text:span></text:p>
        </draw:text-box>
        <svg:title/>
        <svg:desc/>
      </draw:frame>
      <draw:frame draw:id="id1" presentation:style-name="a32" draw:name="Text Placeholder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uokkaa jäsennyksen tekstimuotoa napsauttamall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oinen jäsennystas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Kolmas jäsennystas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ljäs jäsennys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Viides jäsennys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Kuudes jäsennystas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Seitsemäs jäsennystas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Kahdeksas jäsennystaso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5" draw:name="Date Placeholder 3" svg:x="0.55118in" svg:y="7.53189in" svg:width="2.56811in" svg:height="0.57008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3" presentation:style-name="a38" draw:name="Footer Placeholder 4" svg:x="3.77008in" svg:y="7.53189in" svg:width="3.49409in" svg:height="0.57008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4" presentation:style-name="a41" draw:name="Slide Number Placeholder 5" svg:x="7.90354in" svg:y="7.53189in" svg:width="2.56811in" svg:height="0.57008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386in" presentation:class="page" draw:id="id5" presentation:style-name="a42" draw:name="Slide Image Placeholder 1">
          <svg:title/>
          <svg:desc/>
        </draw:page-thumbnail>
        <draw:frame draw:id="id6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7" presentation:style-name="a48" draw:name="Header Placeholder 3" svg:x="0in" svg:y="0in" svg:width="3.5874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8" presentation:style-name="a51" draw:name="Date Placeholder 4" svg:x="4.67992in" svg:y="0in" svg:width="3.5874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9" presentation:style-name="a54" draw:name="Footer Placeholder 5" svg:x="0in" svg:y="11.10827in" svg:width="3.5874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67992in" svg:y="11.10827in" svg:width="3.5874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4" draw:name="Title 1" svg:x="1.37847in" svg:y="1.35243in" svg:width="8.26736in" svg:height="2.87847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title/>
        <svg:desc/>
      </draw:frame>
      <draw:frame draw:id="id12" presentation:style-name="a68" draw:name="Subtitle 2" svg:x="1.37847in" svg:y="4.34201in" svg:width="8.26736in" svg:height="1.99653in" presentation:class="subtitle" presentation:placeholder="false">
        <draw:text-box>
          <text:p text:style-name="a67" text:class-names="" text:cond-style-name=""><text:span text:style-name="a65" text:class-names="">Click to edit Master subtitle style</text:span><text:span text:style-name="a66" text:class-names=""/></text:p>
        </draw:text-box>
        <svg:title/>
        <svg:desc/>
      </draw:frame>
      <draw:frame draw:id="id13" presentation:style-name="a71" draw:name="Date Placeholder 3" svg:x="0.55118in" svg:y="7.53189in" svg:width="2.56811in" svg:height="0.57008in" presentation:class="date-tim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4" presentation:style-name="a74" draw:name="Footer Placeholder 4" svg:x="3.77008in" svg:y="7.53189in" svg:width="3.49409in" svg:height="0.57008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8" draw:name="Slide Number Placeholder 5" svg:x="7.90354in" svg:y="7.53189in" svg:width="2.56811in" svg:height="0.57008in" presentation:class="page-number" presentation:placeholder="false">
        <draw:text-box>
          <text:p text:style-name="a77" text:class-names="" text:cond-style-name=""><text:span text:style-name="a75" text:class-names=""><text:page-number style:num-format="1" text:fixed="false"/></text:span><text:span text:style-name="a76" text:class-names=""/></text:p>
        </draw:text-box>
        <svg:title/>
        <svg:desc/>
      </draw:frame>
      <presentation:notes style:page-layout-name="pageLayout2" draw:style-name="a95">
        <draw:page-thumbnail svg:x="1.21063in" svg:y="0.88858in" svg:width="5.84567in" svg:height="4.38386in" presentation:class="page" draw:id="id5" presentation:style-name="a79" draw:name="Slide Image Placeholder 1">
          <svg:title/>
          <svg:desc/>
        </draw:page-thumbnail>
        <draw:frame draw:id="id6" presentation:style-name="a82" draw:name="Notes Placeholder 2" svg:x="0.82677in" svg:y="5.55394in" svg:width="6.61378in" svg:height="5.26142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7" presentation:style-name="a85" draw:name="Header Placeholder 3" svg:x="0in" svg:y="0in" svg:width="3.5874in" svg:height="0.5842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8" presentation:style-name="a88" draw:name="Date Placeholder 4" svg:x="4.67992in" svg:y="0in" svg:width="3.5874in" svg:height="0.5842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9" presentation:style-name="a91" draw:name="Footer Placeholder 5" svg:x="0in" svg:y="11.10827in" svg:width="3.5874in" svg:height="0.58425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0" presentation:style-name="a94" draw:name="Slide Number Placeholder 6" svg:x="4.67992in" svg:y="11.10827in" svg:width="3.5874in" svg:height="0.58425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7">
      <draw:frame draw:id="id16" presentation:style-name="a101" draw:name="Title 1" svg:x="0.5122in" svg:y="0in" svg:width="9.92087in" svg:height="1.38031in" presentation:class="title" presentation:placeholder="false">
        <draw:text-box>
          <text:p text:style-name="a100" text:class-names="" text:cond-style-name=""><text:span text:style-name="a98" text:class-names="">Click to edit Master title style</text:span><text:span text:style-name="a99" text:class-names=""/></text:p>
        </draw:text-box>
        <svg:title/>
        <svg:desc/>
      </draw:frame>
      <draw:frame draw:id="id17" presentation:style-name="a118" draw:name="Content Placeholder 2" svg:x="0.55118in" svg:y="1.93465in" svg:width="9.92087in" svg:height="5.4563in" presentation:class="object" presentation:placeholder="false">
        <draw:text-box>
          <text:list text:style-name="a104">
            <text:list-item>
              <text:p text:style-name="a103" text:class-names="" text:cond-style-name=""><text:span text:style-name="a102" text:class-names="">Edit Master text styles</text:span></text:p>
            </text:list-item>
          </text:list>
          <text:list text:style-name="a107">
            <text:list-item>
              <text:list text:style-name="a107">
                <text:list-item>
                  <text:p text:style-name="a106" text:class-names="" text:cond-style-name=""><text:span text:style-name="a105" text:class-names="">Second level</text:span></text:p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p text:style-name="a109" text:class-names="" text:cond-style-name=""><text:span text:style-name="a1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p text:style-name="a112" text:class-names="" text:cond-style-name=""><text:span text:style-name="a1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4" text:class-names="">Fifth level</text:span><text:span text:style-name="a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1" draw:name="Date Placeholder 3" svg:x="0.55118in" svg:y="7.53189in" svg:width="2.56811in" svg:height="0.57008in" presentation:class="date-tim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4" draw:name="Footer Placeholder 4" svg:x="3.77008in" svg:y="7.53189in" svg:width="3.49409in" svg:height="0.57008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0" presentation:style-name="a128" draw:name="Slide Number Placeholder 5" svg:x="7.90354in" svg:y="7.53189in" svg:width="2.56811in" svg:height="0.57008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/></text:span><text:span text:style-name="a126" text:class-names=""/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386in" presentation:class="page" draw:id="id5" presentation:style-name="a129" draw:name="Slide Image Placeholder 1">
          <svg:title/>
          <svg:desc/>
        </draw:page-thumbnail>
        <draw:frame draw:id="id6" presentation:style-name="a132" draw:name="Notes Placeholder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Header Placeholder 3" svg:x="0in" svg:y="0in" svg:width="3.5874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Date Placeholder 4" svg:x="4.67992in" svg:y="0in" svg:width="3.5874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Footer Placeholder 5" svg:x="0in" svg:y="11.10827in" svg:width="3.5874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Slide Number Placeholder 6" svg:x="4.67992in" svg:y="11.10827in" svg:width="3.5874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7">
      <draw:frame draw:id="id21" presentation:style-name="a151" draw:name="Title 1" svg:x="0.75174in" svg:y="2.06076in" svg:width="9.50868in" svg:height="3.43924in" presentation:class="title" presentation:placeholder="false">
        <draw:text-box>
          <text:p text:style-name="a150" text:class-names="" text:cond-style-name=""><text:span text:style-name="a148" text:class-names="">Click to edit Master title style</text:span><text:span text:style-name="a149" text:class-names=""/></text:p>
        </draw:text-box>
        <svg:title/>
        <svg:desc/>
      </draw:frame>
      <draw:frame draw:id="id22" presentation:style-name="a155" draw:name="Text Placeholder 2" svg:x="0.75174in" svg:y="5.53299in" svg:width="9.50868in" svg:height="1.80729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Edit Master text styles</text:span></text:p>
            </text:list-item>
          </text:list>
        </draw:text-box>
        <svg:title/>
        <svg:desc/>
      </draw:frame>
      <draw:frame draw:id="id23" presentation:style-name="a158" draw:name="Date Placeholder 3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4" presentation:style-name="a161" draw:name="Footer Placeholder 4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5" svg:x="7.90354in" svg:y="7.53189in" svg:width="2.56811in" svg:height="0.57008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386in" presentation:class="page" draw:id="id5" presentation:style-name="a166" draw:name="Slide Image Placeholder 1">
          <svg:title/>
          <svg:desc/>
        </draw:page-thumbnail>
        <draw:frame draw:id="id6" presentation:style-name="a169" draw:name="Notes Placeholder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7" presentation:style-name="a172" draw:name="Header Placeholder 3" svg:x="0in" svg:y="0in" svg:width="3.5874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8" presentation:style-name="a175" draw:name="Date Placeholder 4" svg:x="4.67992in" svg:y="0in" svg:width="3.5874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9" presentation:style-name="a178" draw:name="Footer Placeholder 5" svg:x="0in" svg:y="11.10827in" svg:width="3.5874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0" presentation:style-name="a181" draw:name="Slide Number Placeholder 6" svg:x="4.67992in" svg:y="11.10827in" svg:width="3.5874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4">
      <draw:frame draw:id="id26" presentation:style-name="a188" draw:name="Title 1" svg:x="0.5122in" svg:y="0in" svg:width="9.92087in" svg:height="1.38031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27" presentation:style-name="a205" draw:name="Content Placeholder 2" svg:x="0.55035in" svg:y="1.93403in" svg:width="4.87674in" svg:height="5.4566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22" draw:name="Content Placeholder 3" svg:x="5.59375in" svg:y="1.93403in" svg:width="4.87847in" svg:height="5.4566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5" draw:name="Date Placeholder 4" svg:x="0.55118in" svg:y="7.53189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0" presentation:style-name="a228" draw:name="Footer Placeholder 5" svg:x="3.77008in" svg:y="7.53189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1" presentation:style-name="a232" draw:name="Slide Number Placeholder 6" svg:x="7.90354in" svg:y="7.53189in" svg:width="2.56811in" svg:height="0.57008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</draw:text-box>
        <svg:title/>
        <svg:desc/>
      </draw:frame>
      <presentation:notes style:page-layout-name="pageLayout2" draw:style-name="a249">
        <draw:page-thumbnail svg:x="1.21063in" svg:y="0.88858in" svg:width="5.84567in" svg:height="4.38386in" presentation:class="page" draw:id="id5" presentation:style-name="a233" draw:name="Slide Image Placeholder 1">
          <svg:title/>
          <svg:desc/>
        </draw:page-thumbnail>
        <draw:frame draw:id="id6" presentation:style-name="a236" draw:name="Notes Placeholder 2" svg:x="0.82677in" svg:y="5.55394in" svg:width="6.61378in" svg:height="5.26142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7" presentation:style-name="a239" draw:name="Header Placeholder 3" svg:x="0in" svg:y="0in" svg:width="3.5874in" svg:height="0.5842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8" presentation:style-name="a242" draw:name="Date Placeholder 4" svg:x="4.67992in" svg:y="0in" svg:width="3.5874in" svg:height="0.58425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9" presentation:style-name="a245" draw:name="Footer Placeholder 5" svg:x="0in" svg:y="11.10827in" svg:width="3.5874in" svg:height="0.5842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0" presentation:style-name="a248" draw:name="Slide Number Placeholder 6" svg:x="4.67992in" svg:y="11.10827in" svg:width="3.5874in" svg:height="0.5842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frame draw:id="id32" presentation:style-name="a255" draw:name="Title 1" svg:x="0.75868in" svg:y="0.44097in" svg:width="9.50868in" svg:height="1.59722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33" presentation:style-name="a259" draw:name="Text Placeholder 2" svg:x="0.75868in" svg:y="2.02604in" svg:width="4.66493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4" presentation:style-name="a276" draw:name="Content Placeholder 3" svg:x="0.75868in" svg:y="3.0191in" svg:width="4.66493in" svg:height="4.44271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0" draw:name="Text Placeholder 4" svg:x="5.5816in" svg:y="2.02604in" svg:width="4.68576in" svg:height="0.99306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Edit Master text styles</text:span></text:p>
            </text:list-item>
          </text:list>
        </draw:text-box>
        <svg:title/>
        <svg:desc/>
      </draw:frame>
      <draw:frame draw:id="id36" presentation:style-name="a297" draw:name="Content Placeholder 5" svg:x="5.5816in" svg:y="3.0191in" svg:width="4.68576in" svg:height="4.44271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00" draw:name="Date Placeholder 6" svg:x="0.55118in" svg:y="7.53189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38" presentation:style-name="a303" draw:name="Footer Placeholder 7" svg:x="3.77008in" svg:y="7.53189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39" presentation:style-name="a307" draw:name="Slide Number Placeholder 8" svg:x="7.90354in" svg:y="7.53189in" svg:width="2.56811in" svg:height="0.57008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/></text:span><text:span text:style-name="a305" text:class-names=""/></text:p>
        </draw:text-box>
        <svg:title/>
        <svg:desc/>
      </draw:frame>
      <presentation:notes style:page-layout-name="pageLayout2" draw:style-name="a324">
        <draw:page-thumbnail svg:x="1.21063in" svg:y="0.88858in" svg:width="5.84567in" svg:height="4.38386in" presentation:class="page" draw:id="id5" presentation:style-name="a308" draw:name="Slide Image Placeholder 1">
          <svg:title/>
          <svg:desc/>
        </draw:page-thumbnail>
        <draw:frame draw:id="id6" presentation:style-name="a311" draw:name="Notes Placeholder 2" svg:x="0.82677in" svg:y="5.55394in" svg:width="6.61378in" svg:height="5.26142in" presentation:class="notes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7" presentation:style-name="a314" draw:name="Header Placeholder 3" svg:x="0in" svg:y="0in" svg:width="3.5874in" svg:height="0.58425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8" presentation:style-name="a317" draw:name="Date Placeholder 4" svg:x="4.67992in" svg:y="0in" svg:width="3.5874in" svg:height="0.58425in" presentation:class="date-time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9" presentation:style-name="a320" draw:name="Footer Placeholder 5" svg:x="0in" svg:y="11.10827in" svg:width="3.5874in" svg:height="0.5842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3" draw:name="Slide Number Placeholder 6" svg:x="4.67992in" svg:y="11.10827in" svg:width="3.5874in" svg:height="0.58425in" presentation:class="page-number" presentation:placeholder="false">
          <draw:text-box>
            <text:p text:style-name="a322" text:class-names="" text:cond-style-name=""><text:span text:style-name="a3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6">
      <draw:frame draw:id="id40" presentation:style-name="a330" draw:name="Title 1" svg:x="0.5122in" svg:y="0in" svg:width="9.92087in" svg:height="1.38031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41" presentation:style-name="a333" draw:name="Date Placeholder 2" svg:x="0.55118in" svg:y="7.53189in" svg:width="2.56811in" svg:height="0.57008in" presentation:class="date-tim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42" presentation:style-name="a336" draw:name="Footer Placeholder 3" svg:x="3.77008in" svg:y="7.53189in" svg:width="3.49409in" svg:height="0.57008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43" presentation:style-name="a340" draw:name="Slide Number Placeholder 4" svg:x="7.90354in" svg:y="7.53189in" svg:width="2.56811in" svg:height="0.57008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  <presentation:notes style:page-layout-name="pageLayout2" draw:style-name="a357">
        <draw:page-thumbnail svg:x="1.21063in" svg:y="0.88858in" svg:width="5.84567in" svg:height="4.38386in" presentation:class="page" draw:id="id5" presentation:style-name="a341" draw:name="Slide Image Placeholder 1">
          <svg:title/>
          <svg:desc/>
        </draw:page-thumbnail>
        <draw:frame draw:id="id6" presentation:style-name="a344" draw:name="Notes Placeholder 2" svg:x="0.82677in" svg:y="5.55394in" svg:width="6.61378in" svg:height="5.26142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7" presentation:style-name="a347" draw:name="Header Placeholder 3" svg:x="0in" svg:y="0in" svg:width="3.5874in" svg:height="0.5842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8" presentation:style-name="a350" draw:name="Date Placeholder 4" svg:x="4.67992in" svg:y="0in" svg:width="3.5874in" svg:height="0.5842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9" presentation:style-name="a353" draw:name="Footer Placeholder 5" svg:x="0in" svg:y="11.10827in" svg:width="3.5874in" svg:height="0.58425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0" presentation:style-name="a356" draw:name="Slide Number Placeholder 6" svg:x="4.67992in" svg:y="11.10827in" svg:width="3.5874in" svg:height="0.58425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9">
      <draw:frame draw:id="id44" presentation:style-name="a362" draw:name="Date Placeholder 1" svg:x="0.55118in" svg:y="7.53189in" svg:width="2.56811in" svg:height="0.57008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5" presentation:style-name="a365" draw:name="Footer Placeholder 2" svg:x="3.77008in" svg:y="7.53189in" svg:width="3.49409in" svg:height="0.57008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6" presentation:style-name="a369" draw:name="Slide Number Placeholder 3" svg:x="7.90354in" svg:y="7.53189in" svg:width="2.56811in" svg:height="0.57008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presentation:notes style:page-layout-name="pageLayout2" draw:style-name="a386">
        <draw:page-thumbnail svg:x="1.21063in" svg:y="0.88858in" svg:width="5.84567in" svg:height="4.38386in" presentation:class="page" draw:id="id5" presentation:style-name="a370" draw:name="Slide Image Placeholder 1">
          <svg:title/>
          <svg:desc/>
        </draw:page-thumbnail>
        <draw:frame draw:id="id6" presentation:style-name="a373" draw:name="Notes Placeholder 2" svg:x="0.82677in" svg:y="5.55394in" svg:width="6.61378in" svg:height="5.26142in" presentation:class="notes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7" presentation:style-name="a376" draw:name="Header Placeholder 3" svg:x="0in" svg:y="0in" svg:width="3.5874in" svg:height="0.5842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79" draw:name="Date Placeholder 4" svg:x="4.67992in" svg:y="0in" svg:width="3.5874in" svg:height="0.5842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9" presentation:style-name="a382" draw:name="Footer Placeholder 5" svg:x="0in" svg:y="11.10827in" svg:width="3.5874in" svg:height="0.5842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lide Number Placeholder 6" svg:x="4.67992in" svg:y="11.10827in" svg:width="3.5874in" svg:height="0.5842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8">
      <draw:frame draw:id="id47" presentation:style-name="a392" draw:name="Title 1" svg:x="0.75868in" svg:y="0.55035in" svg:width="3.55556in" svg:height="1.93056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8" presentation:style-name="a409" draw:name="Content Placeholder 2" svg:x="4.6875in" svg:y="1.19097in" svg:width="5.57986in" svg:height="5.875in" presentation:class="object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5" text:class-names="">Fifth level</text:span><text:span text:style-name="a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3" draw:name="Text Placeholder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</draw:text-box>
        <svg:title/>
        <svg:desc/>
      </draw:frame>
      <draw:frame draw:id="id50" presentation:style-name="a416" draw:name="Date Placeholder 4" svg:x="0.55118in" svg:y="7.53189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1" presentation:style-name="a419" draw:name="Footer Placeholder 5" svg:x="3.77008in" svg:y="7.53189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2" presentation:style-name="a423" draw:name="Slide Number Placeholder 6" svg:x="7.90354in" svg:y="7.53189in" svg:width="2.56811in" svg:height="0.57008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40">
        <draw:page-thumbnail svg:x="1.21063in" svg:y="0.88858in" svg:width="5.84567in" svg:height="4.38386in" presentation:class="page" draw:id="id5" presentation:style-name="a424" draw:name="Slide Image Placeholder 1">
          <svg:title/>
          <svg:desc/>
        </draw:page-thumbnail>
        <draw:frame draw:id="id6" presentation:style-name="a427" draw:name="Notes Placeholder 2" svg:x="0.82677in" svg:y="5.55394in" svg:width="6.61378in" svg:height="5.26142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Header Placeholder 3" svg:x="0in" svg:y="0in" svg:width="3.5874in" svg:height="0.5842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Date Placeholder 4" svg:x="4.67992in" svg:y="0in" svg:width="3.5874in" svg:height="0.5842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Footer Placeholder 5" svg:x="0in" svg:y="11.10827in" svg:width="3.5874in" svg:height="0.5842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Slide Number Placeholder 6" svg:x="4.67992in" svg:y="11.10827in" svg:width="3.5874in" svg:height="0.5842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2">
      <draw:frame draw:id="id53" presentation:style-name="a446" draw:name="Title 1" svg:x="0.75868in" svg:y="0.55035in" svg:width="3.55556in" svg:height="1.93056in" presentation:class="title" presentation:placeholder="false">
        <draw:text-box>
          <text:p text:style-name="a445" text:class-names="" text:cond-style-name=""><text:span text:style-name="a443" text:class-names="">Click to edit Master title style</text:span><text:span text:style-name="a444" text:class-names=""/></text:p>
        </draw:text-box>
        <svg:title/>
        <svg:desc/>
      </draw:frame>
      <draw:frame draw:id="id54" presentation:style-name="a449" draw:name="Picture Placeholder 2" svg:x="4.6875in" svg:y="1.19097in" svg:width="5.57986in" svg:height="5.875in" presentation:class="graphic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55" presentation:style-name="a453" draw:name="Text Placeholder 3" svg:x="0.75868in" svg:y="2.4809in" svg:width="3.55556in" svg:height="4.59375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 Master text styles</text:span></text:p>
            </text:list-item>
          </text:list>
        </draw:text-box>
        <svg:title/>
        <svg:desc/>
      </draw:frame>
      <draw:frame draw:id="id56" presentation:style-name="a456" draw:name="Date Placeholder 4" svg:x="0.55118in" svg:y="7.53189in" svg:width="2.56811in" svg:height="0.57008in" presentation:class="date-time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57" presentation:style-name="a459" draw:name="Footer Placeholder 5" svg:x="3.77008in" svg:y="7.53189in" svg:width="3.49409in" svg:height="0.57008in" presentation:class="foot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58" presentation:style-name="a463" draw:name="Slide Number Placeholder 6" svg:x="7.90354in" svg:y="7.53189in" svg:width="2.56811in" svg:height="0.57008in" presentation:class="page-number" presentation:placeholder="false">
        <draw:text-box>
          <text:p text:style-name="a462" text:class-names="" text:cond-style-name=""><text:span text:style-name="a460" text:class-names=""><text:page-number style:num-format="1" text:fixed="false"/></text:span><text:span text:style-name="a461" text:class-names=""/></text:p>
        </draw:text-box>
        <svg:title/>
        <svg:desc/>
      </draw:frame>
      <presentation:notes style:page-layout-name="pageLayout2" draw:style-name="a480">
        <draw:page-thumbnail svg:x="1.21063in" svg:y="0.88858in" svg:width="5.84567in" svg:height="4.38386in" presentation:class="page" draw:id="id5" presentation:style-name="a464" draw:name="Slide Image Placeholder 1">
          <svg:title/>
          <svg:desc/>
        </draw:page-thumbnail>
        <draw:frame draw:id="id6" presentation:style-name="a467" draw:name="Notes Placeholder 2" svg:x="0.82677in" svg:y="5.55394in" svg:width="6.61378in" svg:height="5.26142in" presentation:class="notes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7" presentation:style-name="a470" draw:name="Header Placeholder 3" svg:x="0in" svg:y="0in" svg:width="3.5874in" svg:height="0.58425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Date Placeholder 4" svg:x="4.67992in" svg:y="0in" svg:width="3.5874in" svg:height="0.58425in" presentation:class="date-time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Footer Placeholder 5" svg:x="0in" svg:y="11.10827in" svg:width="3.5874in" svg:height="0.58425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Slide Number Placeholder 6" svg:x="4.67992in" svg:y="11.10827in" svg:width="3.5874in" svg:height="0.58425in" presentation:class="page-number" presentation:placeholder="false">
          <draw:text-box>
            <text:p text:style-name="a478" text:class-names="" text:cond-style-name=""><text:span text:style-name="a4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82">
      <draw:frame draw:id="id59" presentation:style-name="a486" draw:name="Title 1" svg:x="0.5122in" svg:y="0in" svg:width="9.92087in" svg:height="1.38031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60" presentation:style-name="a503" draw:name="Vertical Text Placeholder 2" svg:x="0.55118in" svg:y="1.93465in" svg:width="9.92087in" svg:height="5.4563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6" draw:name="Date Placeholder 3" svg:x="0.55118in" svg:y="7.53189in" svg:width="2.56811in" svg:height="0.57008in" presentation:class="date-time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2" presentation:style-name="a509" draw:name="Footer Placeholder 4" svg:x="3.77008in" svg:y="7.53189in" svg:width="3.49409in" svg:height="0.57008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63" presentation:style-name="a513" draw:name="Slide Number Placeholder 5" svg:x="7.90354in" svg:y="7.53189in" svg:width="2.56811in" svg:height="0.57008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</draw:text-box>
        <svg:title/>
        <svg:desc/>
      </draw:frame>
      <presentation:notes style:page-layout-name="pageLayout2" draw:style-name="a530">
        <draw:page-thumbnail svg:x="1.21063in" svg:y="0.88858in" svg:width="5.84567in" svg:height="4.38386in" presentation:class="page" draw:id="id5" presentation:style-name="a514" draw:name="Slide Image Placeholder 1">
          <svg:title/>
          <svg:desc/>
        </draw:page-thumbnail>
        <draw:frame draw:id="id6" presentation:style-name="a517" draw:name="Notes Placeholder 2" svg:x="0.82677in" svg:y="5.55394in" svg:width="6.61378in" svg:height="5.26142in" presentation:class="notes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7" presentation:style-name="a520" draw:name="Header Placeholder 3" svg:x="0in" svg:y="0in" svg:width="3.5874in" svg:height="0.58425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8" presentation:style-name="a523" draw:name="Date Placeholder 4" svg:x="4.67992in" svg:y="0in" svg:width="3.5874in" svg:height="0.58425in" presentation:class="date-time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9" presentation:style-name="a526" draw:name="Footer Placeholder 5" svg:x="0in" svg:y="11.10827in" svg:width="3.5874in" svg:height="0.5842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Slide Number Placeholder 6" svg:x="4.67992in" svg:y="11.10827in" svg:width="3.5874in" svg:height="0.58425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32">
      <draw:frame draw:id="id64" presentation:style-name="a536" draw:name="Vertical Title 1" svg:x="7.98264in" svg:y="0in" svg:width="2.48958in" svg:height="7.39063in" presentation:class="title" presentation:placeholder="false">
        <draw:text-box>
          <text:p text:style-name="a535" text:class-names="" text:cond-style-name=""><text:span text:style-name="a533" text:class-names="">Click to edit Master title style</text:span><text:span text:style-name="a534" text:class-names=""/></text:p>
        </draw:text-box>
        <svg:title/>
        <svg:desc/>
      </draw:frame>
      <draw:frame draw:id="id65" presentation:style-name="a553" draw:name="Vertical Text Placeholder 2" svg:x="0.51215in" svg:y="0in" svg:width="7.30382in" svg:height="7.39063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6" draw:name="Date Placeholder 3" svg:x="0.55118in" svg:y="7.53189in" svg:width="2.56811in" svg:height="0.57008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67" presentation:style-name="a559" draw:name="Footer Placeholder 4" svg:x="3.77008in" svg:y="7.53189in" svg:width="3.49409in" svg:height="0.5700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68" presentation:style-name="a563" draw:name="Slide Number Placeholder 5" svg:x="7.90354in" svg:y="7.53189in" svg:width="2.56811in" svg:height="0.57008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/></text:span><text:span text:style-name="a561" text:class-names=""/></text:p>
        </draw:text-box>
        <svg:title/>
        <svg:desc/>
      </draw:frame>
      <presentation:notes style:page-layout-name="pageLayout2" draw:style-name="a580">
        <draw:page-thumbnail svg:x="1.21063in" svg:y="0.88858in" svg:width="5.84567in" svg:height="4.38386in" presentation:class="page" draw:id="id5" presentation:style-name="a564" draw:name="Slide Image Placeholder 1">
          <svg:title/>
          <svg:desc/>
        </draw:page-thumbnail>
        <draw:frame draw:id="id6" presentation:style-name="a567" draw:name="Notes Placeholder 2" svg:x="0.82677in" svg:y="5.55394in" svg:width="6.61378in" svg:height="5.26142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7" presentation:style-name="a570" draw:name="Header Placeholder 3" svg:x="0in" svg:y="0in" svg:width="3.5874in" svg:height="0.58425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8" presentation:style-name="a573" draw:name="Date Placeholder 4" svg:x="4.67992in" svg:y="0in" svg:width="3.5874in" svg:height="0.58425in" presentation:class="date-time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6" draw:name="Footer Placeholder 5" svg:x="0in" svg:y="11.10827in" svg:width="3.5874in" svg:height="0.58425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79" draw:name="Slide Number Placeholder 6" svg:x="4.67992in" svg:y="11.10827in" svg:width="3.5874in" svg:height="0.58425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1">
      <draw:frame draw:id="id69" presentation:style-name="a584" draw:name="Header Placeholder 1" svg:x="0in" svg:y="0in" svg:width="3.5876in" svg:height="0.5841in" presentation:class="head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70" presentation:style-name="a587" draw:name="Date Placeholder 2" svg:x="4.67963in" svg:y="0in" svg:width="3.5876in" svg:height="0.5841in" presentation:class="date-time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1" presentation:style-name="a590" draw:name="Footer Placeholder 3" svg:x="0in" svg:y="11.10855in" svg:width="3.5876in" svg:height="0.584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2" presentation:style-name="a593" draw:name="Slide Number Placeholder 4" svg:x="4.67963in" svg:y="11.10855in" svg:width="3.5876in" svg:height="0.584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V243 Team project</dc:title>
    <meta:initial-creator>bad </meta:initial-creator>
    <dc:creator>Lenka</dc:creator>
    <meta:creation-date>2011-04-10T20:24:09Z</meta:creation-date>
    <dc:date>2017-06-07T19:48:59Z</dc:date>
    <meta:template xlink:href="../../../../usr/lib/libreoffice/basis3.3/share/template/en-US/presnt/Glossy.otp" xlink:type="simple"/>
    <meta:editing-cycles>7</meta:editing-cycles>
    <meta:editing-duration>PT2071S</meta:editing-duration>
    <meta:user-defined meta:name="Info 1"/>
    <meta:user-defined meta:name="Info 2"/>
    <meta:user-defined meta:name="Info 3"/>
    <meta:user-defined meta:name="Info 4"/>
    <meta:document-statistic meta:paragraph-count="71" meta:word-count="338"/>
  </office:meta>
</office:document-meta>
</file>